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6.468cm" fo:margin-left="0.021cm" fo:margin-right="0.021cm" table:align="margins" style:writing-mode="lr-tb"/>
    </style:style>
    <style:style style:name="Table1.A" style:family="table-column">
      <style:table-column-properties style:column-width="4.995cm" style:rel-column-width="19879*"/>
    </style:style>
    <style:style style:name="Table1.B" style:family="table-column">
      <style:table-column-properties style:column-width="11.472cm" style:rel-column-width="45656*"/>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1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1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489cm" fo:margin-left="0.021cm" fo:margin-right="0cm" table:align="margins" style:writing-mode="lr-tb"/>
    </style:style>
    <style:style style:name="Table2.A" style:family="table-column">
      <style:table-column-properties style:column-width="4.995cm" style:rel-column-width="19853*"/>
    </style:style>
    <style:style style:name="Table2.B" style:family="table-column">
      <style:table-column-properties style:column-width="11.494cm" style:rel-column-width="4568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51cm" table:align="margins" style:writing-mode="lr-tb"/>
    </style:style>
    <style:style style:name="Table5.A" style:family="table-column">
      <style:table-column-properties style:column-width="4.676cm" style:rel-column-width="2651*"/>
    </style:style>
    <style:style style:name="Table5.B" style:family="table-column">
      <style:table-column-properties style:column-width="4.976cm" style:rel-column-width="2821*"/>
    </style:style>
    <style:style style:name="Table5.C" style:family="table-column">
      <style:table-column-properties style:column-width="6.858cm" style:rel-column-width="3888*"/>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51cm" table:align="margins" style:writing-mode="lr-tb"/>
    </style:style>
    <style:style style:name="Table3.A" style:family="table-column">
      <style:table-column-properties style:column-width="5.50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51cm" table:align="margins" style:writing-mode="lr-tb"/>
    </style:style>
    <style:style style:name="Table4.A" style:family="table-column">
      <style:table-column-properties style:column-width="3.747cm" style:rel-column-width="14871*"/>
    </style:style>
    <style:style style:name="Table4.B" style:family="table-column">
      <style:table-column-properties style:column-width="4.449cm" style:rel-column-width="17658*"/>
    </style:style>
    <style:style style:name="Table4.C" style:family="table-column">
      <style:table-column-properties style:column-width="8.315cm" style:rel-column-width="33006*"/>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style:style>
    <style:style style:name="P5" style:family="paragraph" style:parent-style-name="Text_20_body">
      <style:paragraph-properties fo:text-align="center" style:justify-single-word="false"/>
    </style:style>
    <style:style style:name="P6" style:family="paragraph" style:parent-style-name="Table_20_Contents">
      <style:text-properties fo:font-style="italic" fo:font-weight="bold" style:font-style-asian="italic" style:font-weight-asian="bold" style:font-style-complex="italic" style:font-weight-complex="bold"/>
    </style:style>
    <style:style style:name="P7" style:family="paragraph" style:parent-style-name="Text_20_body">
      <style:paragraph-properties fo:break-before="page"/>
    </style:style>
    <style:style style:name="P8" style:family="paragraph" style:parent-style-name="Table_20_Contents">
      <style:text-properties fo:font-style="italic" style:font-style-asian="italic" style:font-style-complex="italic"/>
    </style:style>
    <style:style style:name="P9"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0" style:family="paragraph" style:parent-style-name="Standard" style:list-style-name="L2"/>
    <style:style style:name="P11" style:family="paragraph" style:parent-style-name="Standard" style:list-style-name="L2"/>
    <style:style style:name="P12" style:family="paragraph" style:parent-style-name="Standard" style:list-style-name="L2"/>
    <style:style style:name="P13" style:family="paragraph" style:parent-style-name="Standard" style:list-style-name="L2"/>
    <style:style style:name="P14" style:family="paragraph" style:parent-style-name="Standard" style:list-style-name="L2"/>
    <style:style style:name="P15" style:family="paragraph" style:parent-style-name="Heading_20_1" style:list-style-name="L1"/>
    <style:style style:name="P16" style:family="paragraph" style:parent-style-name="Heading_20_1" style:list-style-name="L1"/>
    <style:style style:name="P17" style:family="paragraph" style:parent-style-name="Heading_20_1" style:list-style-name="L1">
      <style:paragraph-properties fo:break-before="page"/>
    </style:style>
    <style:style style:name="P18" style:family="paragraph" style:parent-style-name="Heading_20_1" style:list-style-name="L1">
      <style:paragraph-properties fo:break-before="page"/>
    </style:style>
    <style:style style:name="P19" style:family="paragraph" style:parent-style-name="Heading_20_1" style:list-style-name="L1">
      <style:paragraph-properties fo:break-before="page"/>
    </style:style>
    <style:style style:name="P20" style:family="paragraph" style:parent-style-name="Heading_20_1" style:list-style-name="L1">
      <style:paragraph-properties fo:break-before="page"/>
    </style:style>
    <style:style style:name="T1" style:family="text">
      <style:text-properties fo:font-style="italic"/>
    </style:style>
    <style:style style:name="T2" style:family="text">
      <style:text-properties style:text-position="-33% 80%"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eformable registration programs</text:p>
      <text:p text:style-name="P1"/>
      <text:p text:style-name="P5">Gregory C. Sharp<text:line-break/>Revision <text:editing-cycles>177</text:editing-cycles><text:line-break/><text:modification-date style:data-style-name="N76">June 2, 2008</text:modification-date></text:p>
      <text:p text:style-name="Standard"/>
      <text:list text:style-name="L1">
        <text:list-item>
          <text:h text:style-name="P15" text:outline-level="1">Description of programs</text:h>
        </text:list-item>
      </text:list>
      <text:p text:style-name="Standard"/>
      <text:p text:style-name="Standard">These are all written in C or C++, and run on Windows or Linux. <text:s/>Some of these programs use explicit byte swapping, and will not run on big-endian processors such as SPARC.</text:p>
      <text:p text:style-name="Standard"/>
      <text:p text:style-name="Standard">The source code resides on Greg’s PC (reality-iqtnb9z.mgh.harvard.edu), in an SVN repository.</text:p>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analyze_to_mha</text:p>
          </table:table-cell>
          <table:table-cell table:style-name="Table1.B1" office:value-type="string">
            <text:p text:style-name="P2">Converter</text:p>
          </table:table-cell>
        </table:table-row>
        <table:table-row table:style-name="Table1.1">
          <table:table-cell table:style-name="Table1.A1" office:value-type="string">
            <text:p text:style-name="P2">compose_vfs</text:p>
          </table:table-cell>
          <table:table-cell table:style-name="Table1.B1" office:value-type="string">
            <text:p text:style-name="P2">Compose two vector fields</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analyze</text:p>
          </table:table-cell>
          <table:table-cell table:style-name="Table1.B1" office:value-type="string">
            <text:p text:style-name="P2">Converter</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12" office:value-type="string">
            <text:p text:style-name="P2">patient_mask</text:p>
          </table:table-cell>
          <table:table-cell table:style-name="Table1.B12" office:value-type="string">
            <text:p text:style-name="P2">Generate binary mask for patient boundary</text:p>
          </table:table-cell>
        </table:table-row>
        <table:table-row table:style-name="Table1.1">
          <table:table-cell table:style-name="Table1.A1" office:value-type="string">
            <text:p text:style-name="P2">point_path</text:p>
          </table:table-cell>
          <table:table-cell table:style-name="Table1.B1" office:value-type="string">
            <text:p text:style-name="P2">Fast point trajectory solver</text:p>
          </table:table-cell>
        </table:table-row>
        <table:table-row table:style-name="Table1.1">
          <table:table-cell table:style-name="Table1.A1" office:value-type="string">
            <text:p text:style-name="P2">rad_registration</text:p>
          </table:table-cell>
          <table:table-cell table:style-name="Table1.B1" office:value-type="string">
            <text:p text:style-name="P2">Main registration program</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1">
          <table:table-cell table:style-name="Table1.A12" office:value-type="string">
            <text:p text:style-name="P2">vf_stats</text:p>
          </table:table-cell>
          <table:table-cell table:style-name="Table1.B12"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12" office:value-type="string">
            <text:p text:style-name="P2">warp_dij</text:p>
          </table:table-cell>
          <table:table-cell table:style-name="Table1.B12" office:value-type="string">
            <text:p text:style-name="P2">Apply a vector field to a dij file, creating a new dij file</text:p>
          </table:table-cell>
        </table:table-row>
        <table:table-row table:style-name="Table1.1">
          <table:table-cell table:style-name="Table1.A1" office:value-type="string">
            <text:p text:style-name="P2">warp_mha</text:p>
          </table:table-cell>
          <table:table-cell table:style-name="Table1.B1" office:value-type="string">
            <text:p text:style-name="P2">Apply a transform (rigid, affine, bspline, or vector field) to a 3D image, create a new 3D image</text:p>
          </table:table-cell>
        </table:table-row>
        <table:table-row table:style-name="Table1.1">
          <table:table-cell table:style-name="Table1.A12" office:value-type="string">
            <text:p text:style-name="P2">xform_to_vf</text:p>
          </table:table-cell>
          <table:table-cell table:style-name="Table1.B12" office:value-type="string">
            <text:p text:style-name="P2">Xform converter</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ext:soft-page-break/>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list text:style-name="L1" text:continue-numbering="true">
        <text:list-item>
          <text:h text:style-name="P17" text:outline-level="1">Quick Start Guide</text:h>
        </text:list-item>
      </text:list>
      <text:p text:style-name="Standard"/>
      <text:p text:style-name="Standard">How to run registrations</text:p>
      <text:p text:style-name="Standard"/>
      <text:p text:style-name="Standard">1) <text:s/>Convert dicom to mha</text:p>
      <text:p text:style-name="Standard"><text:s text:c="4"/>Edit and run convert_4dct.pl</text:p>
      <text:p text:style-name="Standard"/>
      <text:p text:style-name="Standard">2) <text:s/>Fix the problem with RPI -&gt; RAI orientation in the header.</text:p>
      <text:p text:style-name="Standard"><text:s text:c="4"/>Edit and run fix_orientation.pl</text:p>
      <text:p text:style-name="Standard"><text:s text:c="4"/>(This is not necessary for ITK 2.4.1)</text:p>
      <text:p text:style-name="Standard"/>
      <text:p text:style-name="Standard">3a) Make masks from cms contours</text:p>
      <text:p text:style-name="Standard"><text:s text:c="4"/>Edit and run render_cms_contours.m</text:p>
      <text:p text:style-name="Standard"><text:s text:c="4"/>You have to manually rename these for dp-series sets</text:p>
      <text:p text:style-name="Standard"/>
      <text:p text:style-name="Standard">3b) Make masks from ge contours</text:p>
      <text:p text:style-name="Standard"><text:s text:c="4"/>Edit and run render_cms_contours.m</text:p>
      <text:p text:style-name="Standard"><text:s text:c="4"/>You have to manually rename these for dp-series sets</text:p>
      <text:p text:style-name="Standard"/>
      <text:p text:style-name="Standard">4) <text:s/>Subsample mha &amp; mask separately</text:p>
      <text:p text:style-name="Standard"><text:s text:c="4"/>Edit and run subsample_mhas.pl</text:p>
      <text:p text:style-name="Standard"><text:s text:c="4"/>Then, edit and run subsample_mhas.bat</text:p>
      <text:p text:style-name="Standard"/>
      <text:p text:style-name="Standard">5) <text:s/>Apply masks</text:p>
      <text:p text:style-name="Standard"><text:s text:c="4"/>Edit and run apply_mask.pl</text:p>
      <text:p text:style-name="Standard"><text:s text:c="4"/>Then, edit and run apply_mask.bat</text:p>
      <text:p text:style-name="Standard"/>
      <text:p text:style-name="Standard">6) <text:s/>Run registration</text:p>
      <text:p text:style-name="Standard"><text:s text:c="4"/>Edit and run bspline.pl</text:p>
      <text:p text:style-name="Standard"><text:s text:c="4"/>Check bspline??.bat, and parms??_??.bat</text:p>
      <text:p text:style-name="Standard"/>
      <text:list text:style-name="L1" text:continue-numbering="true">
        <text:list-item>
          <text:h text:style-name="P17" text:outline-level="1">Example registration parameter file</text:h>
        </text:list-item>
      </text:list>
      <text:p text:style-name="Standard"/>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text:soft-page-break/>convergence_tol=4</text:p>
      <text:p text:style-name="P4">grad_tol=0.2</text:p>
      <text:p text:style-name="P4">res=2 2 1</text:p>
      <text:p text:style-name="P4"/>
      <text:p text:style-name="P4">## To run demons, set optim to "demons" and xform to "vf." </text:p>
      <text:p text:style-name="P4">[STAGE]</text:p>
      <text:p text:style-name="P4">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GPUIT implementation</text:p>
      <text:p text:style-name="P4">[STAGE]</text:p>
      <text:p text:style-name="P4">optim=demons</text:p>
      <text:p text:style-name="P4">xform=vf</text:p>
      <text:p text:style-name="P4">impl=gpuit_gpu</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 of the filter (in voxels)</text:p>
      <text:p text:style-name="P4">demons_filter_width=5 5 5</text:p>
      <text:p text:style-name="P4"/>
      <text:p text:style-name="Standard"/>
      <text:p text:style-name="Standard"/>
      <text:list text:style-name="L1" text:continue-numbering="true">
        <text:list-item>
          <text:h text:style-name="P15" text:outline-level="1">Listing of registration parameters</text:h>
        </text:list-item>
      </text:list>
      <text:p text:style-name="Standard"/>
      <text:p text:style-name="Standard">In RAD_REGISTRATION version 1.0, the following combinations are allowed.</text:p>
      <text:p text:style-name="Standard"/>
      <text:p text:style-name="Standard">Generic parameters determine the names of the input and output files. <text:s/>Inputs can be put in the GLOBAL section, and outputs can be put in the GLOBAL section or any intermediate STAGE section.</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6">option</text:p>
          </table:table-cell>
          <table:table-cell table:style-name="Table5.A1" office:value-type="string">
            <text:p text:style-name="P6">stage</text:p>
          </table:table-cell>
          <table:table-cell table:style-name="Table5.C1" office:value-type="string">
            <text:p text:style-name="P6">value</text:p>
          </table:table-cell>
        </table:table-row>
        <text:soft-page-break/>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6">xform</text:p>
          </table:table-cell>
          <table:table-cell table:style-name="Table3.A1" office:value-type="string">
            <text:p text:style-name="P6">optim</text:p>
          </table:table-cell>
          <table:table-cell table:style-name="Table3.C1" office:value-type="string">
            <text:p text:style-name="P6">impl</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text:style-name="L2">
        <text:list-item>
          <text:p text:style-name="P10">Default values are: xform=rigid, optim=versor, impl=itk.</text:p>
        </text:list-item>
        <text:list-item>
          <text:p text:style-name="P10">Amoeba is reported not to work.</text:p>
        </text:list-item>
        <text:list-item>
          <text:p text:style-name="P10">B-spline with steepest descent optimization is only supported on gpuit_cpu implementation.</text:p>
        </text:list-item>
        <text:list-item>
          <text:p text:style-name="P10">B-spline with lbfgs optimization is only supported on itk implementation.</text:p>
        </text:list-item>
        <text:list-item>
          <text:p text:style-name="P10">B-spline with gpuit_cpu does not yet work.</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6">option</text:p>
            </table:table-cell>
            <table:table-cell table:style-name="Table4.A1" office:value-type="string">
              <text:p text:style-name="P6">xform+optim+impl</text:p>
            </table:table-cell>
            <table:table-cell table:style-name="Table4.C1" office:value-type="string">
              <text:p text:style-name="P6">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line-break/>mi<text:line-break/>mattes</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8">Obsolete</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8">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line-break/>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ITK/GPUIT</text:p>
          </table:table-cell>
          <table:table-cell table:style-name="Table4.C2" office:value-type="string">
            <text:p text:style-name="Table_20_Contents">6.0 (default)<text:line-break/>Units: mm</text:p>
          </table:table-cell>
        </table:table-row>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text:soft-pag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list text:style-name="L1" text:continue-numbering="true">
        <text:list-item>
          <text:h text:style-name="P17" text:outline-level="1">Internal processing – main loop</text:h>
        </text:list-item>
      </text:list>
      <text:h text:style-name="Heading_20_1" text:outline-level="1" text:is-list-header="true"/>
      <text:p text:style-name="Standard">The initial load creates a data structure called RegistrationData. <text:s/>These images are loaded and remain unchanged through the stages.</text:p>
      <text:p text:style-name="Standard"/>
      <text:p text:style-name="Standard">Initialization:</text:p>
      <text:p text:style-name="Standard"><text:tab/>Load images as ITK float</text:p>
      <text:p text:style-name="Standard"><text:tab/>Load masks as ITK uchar</text:p>
      <text:p text:style-name="Standard"><text:tab/>Create fixed region</text:p>
      <text:p text:style-name="Standard"/>
      <text:p text:style-name="Standard">Each stage converts the data either from the previous stage, or from the initial data in <text:s/>RegistrationData.</text:p>
      <text:p text:style-name="Standard"/>
      <text:p text:style-name="Standard">Conversions from RegistrationData to RegistrationData</text:p>
      <text:p text:style-name="Standard"><text:tab/>Convert image type</text:p>
      <text:p text:style-name="Standard"/>
      <text:p text:style-name="Standard">Conversions from RegistrationData to StageData</text:p>
      <text:p text:style-name="Standard"><text:tab/>Convert image type</text:p>
      <text:p text:style-name="Standard"><text:tab/>Convert mask (?)</text:p>
      <text:p text:style-name="Standard"><text:tab/>Convert fixed region size (?)</text:p>
      <text:p text:style-name="Standard"><text:tab/>Subsample image</text:p>
      <text:p text:style-name="Standard"><text:tab/>Subsample mask (?)</text:p>
      <text:p text:style-name="Standard"/>
      <text:p text:style-name="Standard">Conversions from previous StageData to current StageData</text:p>
      <text:p text:style-name="Standard"><text:tab/>Convert xform type</text:p>
      <text:p text:style-name="Standard"><text:tab/>Subsample xform</text:p>
      <text:p text:style-name="Standard"/>
      <text:p text:style-name="Standard">(?) indicates that this step is not implemented, or imperfectly implemented.</text:p>
      <text:p text:style-name="Standard"/>
      <text:p text:style-name="Standard">RMK: (background_max should be global)</text:p>
      <text:p text:style-name="Standard"/>
      <text:h text:style-name="Heading_20_1" text:outline-level="1" text:is-list-header="true"/>
      <text:list text:style-name="L1" text:continue-numbering="true">
        <text:list-item>
          <text:h text:style-name="P17" text:outline-level="1">B-Spline registration</text:h>
        </text:list-item>
      </text:list>
      <text:p text:style-name="Standard"/>
      <text:p text:style-name="Text_20_body">GPUIT B-spline registration uses a grid alignment technique and a data structure that greatly improves the computation speed of B-spline registration. The basic idea is to align the B-spline grid with the voxel grid, as shown in Figure 1. <text:s/>In this configuration, the position of each B-spline control point lies at the center of a voxel within the image. <text:s/>The control points are equally spaced, which partitions the volume into equal sized tiles. <text:s/>This partition into equally sized tiles is important to the approach, because it allows the coefficient multipliers used for B-spline interpolation to be precomputed.</text:p>
      <text:p text:style-name="Text_20_body">The B-spline interpolation equation for cubic B-splines in 3-D is given as</text:p>
      <text:p text:style-name="Text_20_body"><text:tab/><text:tab/><draw:frame draw:style-name="fr1" draw:name="graphics1" text:anchor-type="as-char" svg:width="6.519cm" svg:height="0.974cm" draw:z-index="0"><draw:image xlink:href="../../../../Documents%20and%20Settings/Administrator/Local%20Settings/Temp/msoclip1/01/clip_image002.gif" xlink:type="simple" xlink:show="embed" xlink:actuate="onLoad"/></draw:frame>,</text:p>
      <text:p text:style-name="Text_20_body">where <text:span text:style-name="T1">v</text:span>(x, y, z) is a single component (e.g. the x component) of the displacement for a voxel located at (x, y, z). The <text:span text:style-name="T1">P</text:span> array contains the B-spline coefficient values that need to be optimized, while <text:span text:style-name="T1">N</text:span><text:span text:style-name="T2">i</text:span>, <text:span text:style-name="T1">N</text:span><text:span text:style-name="T2">j</text:span>, and <text:span text:style-name="T1">N</text:span><text:span text:style-name="T2">k</text:span> refer to the 1-D B-spline basis functions evaluated at <text:span text:style-name="T1">x</text:span>, <text:span text:style-name="T1">y</text:span>, and <text:span text:style-name="T1">z </text:span>respectively. A direct implementation of this equation requires 192 multiplications and 63 additions to solve <text:span text:style-name="T1">v</text:span> at each voxel location (x,y,z). This computation can be made much faster through grid alignment.</text:p>
      <text:p text:style-name="Text_20_body">The (x,y,z) location is the equation above is measured relative to the B-spline base knot.  As shown in Figure 1, the voxel at (2,7) has a relative coordinate of (2,3).  By restricting the grid to be aligned, we limit the set of possible values for the product <text:span text:style-name="T1">N</text:span><text:span text:style-name="T2">i</text:span><text:span text:style-name="T1">(x)N</text:span><text:span text:style-name="T2">j</text:span><text:span text:style-name="T1">(y)N</text:span><text:span text:style-name="T2">k</text:span><text:span text:style-name="T1">(z)</text:span>.  This product is precomputed for each offset location within a tile, and reused tile by tile.</text:p>
      <text:p text:style-name="Text_20_body">An illustration of the data structure needed to support this technique is shown in Figure 2.  The data structure consists of 4 tables: the coefficient array, the gradient array, the multiplier lookup table (LUT), and the index LUT.  Each voxel index is separated into its tile and offset coordinates as shown in Figure 1.  Using the index LUT, the voxel can find the 64 coefficient values<draw:frame draw:style-name="fr1" draw:name="graphics2" text:anchor-type="as-char" svg:width="1.27cm" svg:height="0.466cm" draw:z-index="1"><draw:image xlink:href="../../../../Documents%20and%20Settings/Administrator/Local%20Settings/Temp/msoclip1/01/clip_image004.gif" xlink:type="simple" xlink:show="embed" xlink:actuate="onLoad"/></draw:frame>of the B-spline control points associated with the voxel.  The multiplier LUT holds the 64 corresponding values of <text:span text:style-name="T1">N</text:span><text:span text:style-name="T2">i</text:span><text:span text:style-name="T1">(x)N</text:span><text:span text:style-name="T2">j</text:span><text:span text:style-name="T1">(y)N</text:span><text:span text:style-name="T2">k</text:span><text:span text:style-name="T1">(z)</text:span>, one for each control point.  To find the displacement vector for the voxel, therefore, would require looping through the 64 entries of each LUT, fetching the values, multiplying and accumulating.</text:p>
      <text:p text:style-name="Text_20_body">The computation of the cost function gradient is done using the same data structures. For functions with analytic derivatives, such as mean squared error or kernel-based mutual information metrics, the gradient is updated by summing the contributions over each voxel.  These contributions are weighted by entries in the multiplier LUT and accumulated into the gradient vector.</text:p>
      <text:p text:style-name="Text_20_body">            We have performed some basic performance tests on this algorithm, and found it performs reasonably well.  The results are summarized in Table 1, which shows the running time of a single iteration of single-threaded B-splines registration with MSE cost function at different image sizes and grid sizes.  The computation was done on a 3.0 GHz Pentium IV processor, with 1.5 GiB RAM and 533 MHz front side bus.  For comparison, we included similar computations using ITK B-splines and our in-house implementation of demons registration.  It is seen from <text:soft-page-break/>these results that (1) B-spline registration runs nearly as fast as demons, and (2) running time depends only on the image size, and not on the size of the B-spline grid.</text:p>
      <text:p text:style-name="P7"><draw:frame draw:style-name="fr1" draw:name="graphics3" text:anchor-type="as-char" svg:width="14.774cm" svg:height="14.012cm" draw:z-index="2"><draw:image xlink:href="../../../../Documents%20and%20Settings/Administrator/Local%20Settings/Temp/msoclip1/01/clip_image007.gif" xlink:type="simple" xlink:show="embed" xlink:actuate="onLoad"/><svg:desc>Text Box:  Figure 1: The B-spline grid is aligned with the voxel grid, and voxels are indexed by tile and offset coordinates Figure 2: Two lookup tables, the index LUT and the multiplier LUT, are used to speed up interpolation and gradient computations for aligned B-spline grids.</svg:desc></draw:frame><text:line-break/> </text:p>
      <text:p text:style-name="Text_20_body"><draw:frame draw:style-name="fr1" draw:name="graphics4" text:anchor-type="as-char" svg:width="12.996cm" svg:height="3.598cm" draw:z-index="3"><draw:image xlink:href="../../../../Documents%20and%20Settings/Administrator/Local%20Settings/Temp/msoclip1/01/clip_image008.gif" xlink:type="simple" xlink:show="embed" xlink:actuate="onLoad"/><svg:desc>Text Box: Image size B-spline grid size AlignedB-splines ITK B-splines Demons256 x 256 x 92 15 x 15 x 10 7.2 sec 9.4 min 5.4 sec 35 x 35 x 15 7.2 sec 91.7 min 512 x 512 x 92 30 x 30 x 15 29.1 sec 4.7 hr 22.2 secTable 1: Time required for a single iteration of three registration methods.</svg:desc></draw:frame><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Greg Sharp</meta:initial-creator>
    <meta:creation-date>2007-01-24T11:07:00</meta:creation-date>
    <dc:date>2008-06-02T18:44:22</dc:date>
    <meta:editing-cycles>177</meta:editing-cycles>
    <meta:editing-duration>P3DT4H37M12S</meta:editing-duration>
    <meta:user-defined meta:name="Info 1"/>
    <meta:user-defined meta:name="Info 2"/>
    <meta:user-defined meta:name="Info 3"/>
    <meta:user-defined meta:name="Info 4"/>
    <meta:document-statistic meta:table-count="5" meta:image-count="4" meta:object-count="0" meta:page-count="12" meta:paragraph-count="312" meta:word-count="1904" meta:character-count="11141"/>
  </office:meta>
</office:document-meta>
</file>